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373cm"/>
    </style:style>
    <style:style style:name="co2" style:family="table-column">
      <style:table-column-properties fo:break-before="auto" style:column-width="7.83cm"/>
    </style:style>
    <style:style style:name="co3" style:family="table-column">
      <style:table-column-properties fo:break-before="auto" style:column-width="5.7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ohsa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Main ta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&lt;tr&gt;</text:p>
          </table:table-cell>
          <table:table-cell/>
        </table:table-row>
        <table:table-row table:style-name="ro1">
          <table:table-cell office:value-type="string">
            <text:p>Name</text:p>
          </table:table-cell>
          <table:table-cell table:formula="of:=&quot;&lt;td valign=top&gt;&amp;nbsp;&quot;&amp;[.A3]&amp;&quot;&lt;/td&gt;&quot;" office:value-type="string" office:string-value="&lt;td valign=top&gt;&amp;nbsp;Name&lt;/td&gt;">
            <text:p>&lt;td valign=top&gt;&amp;nbsp;Name&lt;/td&gt;</text:p>
          </table:table-cell>
          <table:table-cell/>
        </table:table-row>
        <table:table-row table:style-name="ro1">
          <table:table-cell office:value-type="string">
            <text:p>Remote Debugging</text:p>
          </table:table-cell>
          <table:table-cell table:formula="of:=&quot;&lt;td valign=top&gt;&amp;nbsp;&quot;&amp;[.A4]&amp;&quot;&lt;/td&gt;&quot;" office:value-type="string" office:string-value="&lt;td valign=top&gt;&amp;nbsp;Remote Debugging&lt;/td&gt;">
            <text:p>&lt;td valign=top&gt;&amp;nbsp;Remote Debugging&lt;/td&gt;</text:p>
          </table:table-cell>
          <table:table-cell/>
        </table:table-row>
        <table:table-row table:style-name="ro1">
          <table:table-cell/>
          <table:table-cell office:value-type="string">
            <text:p>&lt;/tr&gt;</text:p>
          </table:table-cell>
          <table:table-cell/>
        </table:table-row>
        <table:table-row table:style-name="ro1">
          <table:table-cell/>
          <table:table-cell office:value-type="string">
            <text:p>&lt;tr&gt;</text:p>
          </table:table-cell>
          <table:table-cell/>
        </table:table-row>
        <table:table-row table:style-name="ro1">
          <table:table-cell office:value-type="string">
            <text:p>Project</text:p>
          </table:table-cell>
          <table:table-cell table:formula="of:=&quot;&lt;td valign=top&gt;&amp;nbsp;&quot;&amp;[.A7]&amp;&quot;&lt;/td&gt;&quot;" office:value-type="string" office:string-value="&lt;td valign=top&gt;&amp;nbsp;Project&lt;/td&gt;">
            <text:p>&lt;td valign=top&gt;&amp;nbsp;Project&lt;/td&gt;</text:p>
          </table:table-cell>
          <table:table-cell/>
        </table:table-row>
        <table:table-row table:style-name="ro1">
          <table:table-cell office:value-type="string">
            <text:p>HelloWorld</text:p>
          </table:table-cell>
          <table:table-cell table:formula="of:=&quot;&lt;td valign=top&gt;&amp;nbsp;&quot;&amp;[.A8]&amp;&quot;&lt;/td&gt;&quot;" office:value-type="string" office:string-value="&lt;td valign=top&gt;&amp;nbsp;HelloWorld&lt;/td&gt;">
            <text:p>&lt;td valign=top&gt;&amp;nbsp;HelloWorld&lt;/td&gt;</text:p>
          </table:table-cell>
          <table:table-cell/>
        </table:table-row>
        <table:table-row table:style-name="ro1">
          <table:table-cell/>
          <table:table-cell office:value-type="string">
            <text:p>&lt;/tr&gt;</text:p>
          </table:table-cell>
          <table:table-cell/>
        </table:table-row>
        <table:table-row table:style-name="ro1">
          <table:table-cell/>
          <table:table-cell office:value-type="string">
            <text:p>&lt;tr&gt;</text:p>
          </table:table-cell>
          <table:table-cell/>
        </table:table-row>
        <table:table-row table:style-name="ro1">
          <table:table-cell office:value-type="string">
            <text:p>Disable auto build</text:p>
          </table:table-cell>
          <table:table-cell table:formula="of:=&quot;&lt;td valign=top&gt;&amp;nbsp;&quot;&amp;[.A11]&amp;&quot;&lt;/td&gt;&quot;" office:value-type="string" office:string-value="&lt;td valign=top&gt;&amp;nbsp;Disable auto build&lt;/td&gt;">
            <text:p>&lt;td valign=top&gt;&amp;nbsp;Disable auto build&lt;/td&gt;</text:p>
          </table:table-cell>
          <table:table-cell/>
        </table:table-row>
        <table:table-row table:style-name="ro1">
          <table:table-cell office:value-type="string">
            <text:p>CHECKED</text:p>
          </table:table-cell>
          <table:table-cell table:formula="of:=&quot;&lt;td valign=top&gt;&amp;nbsp;&quot;&amp;[.A12]&amp;&quot;&lt;/td&gt;&quot;" office:value-type="string" office:string-value="&lt;td valign=top&gt;&amp;nbsp;CHECKED&lt;/td&gt;">
            <text:p>&lt;td valign=top&gt;&amp;nbsp;CHECKED&lt;/td&gt;</text:p>
          </table:table-cell>
          <table:table-cell/>
        </table:table-row>
        <table:table-row table:style-name="ro1">
          <table:table-cell/>
          <table:table-cell office:value-type="string">
            <text:p>&lt;/tr&gt;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Ensure "Using GDB (DSF) Manual Remote Debugging Launcher" is selected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ebugger ta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&lt;tr&gt;</text:p>
          </table:table-cell>
          <table:table-cell/>
        </table:table-row>
        <table:table-row table:style-name="ro1">
          <table:table-cell office:value-type="string">
            <text:p>Stop on startup as: main</text:p>
          </table:table-cell>
          <table:table-cell table:formula="of:=&quot;&lt;td valign=top&gt;&amp;nbsp;&quot;&amp;[.A19]&amp;&quot;&lt;/td&gt;&quot;" office:value-type="string" office:string-value="&lt;td valign=top&gt;&amp;nbsp;Stop on startup as: main&lt;/td&gt;">
            <text:p>&lt;td valign=top&gt;&amp;nbsp;Stop on startup as: main&lt;/td&gt;</text:p>
          </table:table-cell>
          <table:table-cell/>
        </table:table-row>
        <table:table-row table:style-name="ro1">
          <table:table-cell office:value-type="string">
            <text:p>CHECKED</text:p>
          </table:table-cell>
          <table:table-cell table:formula="of:=&quot;&lt;td valign=top&gt;&amp;nbsp;&quot;&amp;[.A20]&amp;&quot;&lt;/td&gt;&quot;" office:value-type="string" office:string-value="&lt;td valign=top&gt;&amp;nbsp;CHECKED&lt;/td&gt;">
            <text:p>&lt;td valign=top&gt;&amp;nbsp;CHECKED&lt;/td&gt;</text:p>
          </table:table-cell>
          <table:table-cell/>
        </table:table-row>
        <table:table-row table:style-name="ro1">
          <table:table-cell/>
          <table:table-cell office:value-type="string">
            <text:p>&lt;/tr&gt;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ebugger options</text:p>
          </table:table-cell>
          <table:table-cell table:number-columns-repeated="2"/>
        </table:table-row>
        <table:table-row table:style-name="ro1">
          <table:table-cell office:value-type="string">
            <text:p>Main ta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&lt;tr&gt;</text:p>
          </table:table-cell>
          <table:table-cell/>
        </table:table-row>
        <table:table-row table:style-name="ro1">
          <table:table-cell office:value-type="string">
            <text:p>GDB debugger</text:p>
          </table:table-cell>
          <table:table-cell table:formula="of:=&quot;&lt;td valign=top&gt;&amp;nbsp;&quot;&amp;[.A26]&amp;&quot;&lt;/td&gt;&quot;" office:value-type="string" office:string-value="&lt;td valign=top&gt;&amp;nbsp;GDB debugger&lt;/td&gt;">
            <text:p>&lt;td valign=top&gt;&amp;nbsp;GDB debugger&lt;/td&gt;</text:p>
          </table:table-cell>
          <table:table-cell/>
        </table:table-row>
        <table:table-row table:style-name="ro1">
          <table:table-cell office:value-type="string">
            <text:p>C:SGDK\bin\gdb.exe</text:p>
          </table:table-cell>
          <table:table-cell table:formula="of:=&quot;&lt;td valign=top&gt;&amp;nbsp;&quot;&amp;[.A27]&amp;&quot;&lt;/td&gt;&quot;" office:value-type="string" office:string-value="&lt;td valign=top&gt;&amp;nbsp;C:SGDK\bin\gdb.exe&lt;/td&gt;">
            <text:p>&lt;td valign=top&gt;&amp;nbsp;C:SGDK\bin\gdb.exe&lt;/td&gt;</text:p>
          </table:table-cell>
          <table:table-cell/>
        </table:table-row>
        <table:table-row table:style-name="ro1">
          <table:table-cell/>
          <table:table-cell office:value-type="string">
            <text:p>&lt;/tr&gt;</text:p>
          </table:table-cell>
          <table:table-cell/>
        </table:table-row>
        <table:table-row table:style-name="ro1">
          <table:table-cell/>
          <table:table-cell office:value-type="string">
            <text:p>&lt;tr&gt;</text:p>
          </table:table-cell>
          <table:table-cell/>
        </table:table-row>
        <table:table-row table:style-name="ro1">
          <table:table-cell office:value-type="string">
            <text:p>Mega Pong</text:p>
          </table:table-cell>
          <table:table-cell table:formula="of:=&quot;&lt;td valign=top&gt;&amp;nbsp;&quot;&amp;[.A30]&amp;&quot;&lt;/td&gt;&quot;" office:value-type="string" office:string-value="&lt;td valign=top&gt;&amp;nbsp;Mega Pong&lt;/td&gt;">
            <text:p>&lt;td valign=top&gt;&amp;nbsp;Mega Pong&lt;/td&gt;</text:p>
          </table:table-cell>
          <table:table-cell/>
        </table:table-row>
        <table:table-row table:style-name="ro1">
          <table:table-cell office:value-type="string">
            <text:p>&lt;a href="https://github.com/SteveProXNA/SGDKcode/tree/master/SGDKohsat_games/01-MegaPong"&gt;Mega Pong&lt;/a&gt;</text:p>
          </table:table-cell>
          <table:table-cell table:formula="of:=&quot;&lt;td valign=top&gt;&amp;nbsp;&quot;&amp;[.A31]&amp;&quot;&lt;/td&gt;&quot;" office:value-type="string" office:string-value="&lt;td valign=top&gt;&amp;nbsp;&lt;a href=&quot;https://github.com/SteveProXNA/SGDKcode/tree/master/SGDKohsat_games/01-MegaPong&quot;&gt;Mega Pong&lt;/a&gt;&lt;/td&gt;">
            <text:p>&lt;td valign=top&gt;&amp;nbsp;&lt;a href="https://github.com/SteveProXNA/SGDKcode/tree/master/SGDKohsat_games/01-MegaPong"&gt;Mega Pong&lt;/a&gt;&lt;/td&gt;</text:p>
          </table:table-cell>
          <table:table-cell/>
        </table:table-row>
        <table:table-row table:style-name="ro1">
          <table:table-cell/>
          <table:table-cell office:value-type="string">
            <text:p>&lt;/tr&gt;</text:p>
          </table:table-cell>
          <table:table-cell/>
        </table:table-row>
        <table:table-row table:style-name="ro1">
          <table:table-cell/>
          <table:table-cell office:value-type="string">
            <text:p>&lt;tr&gt;</text:p>
          </table:table-cell>
          <table:table-cell/>
        </table:table-row>
        <table:table-row table:style-name="ro1">
          <table:table-cell office:value-type="string">
            <text:p>Mega Runner</text:p>
          </table:table-cell>
          <table:table-cell table:formula="of:=&quot;&lt;td valign=top&gt;&amp;nbsp;&quot;&amp;[.A34]&amp;&quot;&lt;/td&gt;&quot;" office:value-type="string" office:string-value="&lt;td valign=top&gt;&amp;nbsp;Mega Runner&lt;/td&gt;">
            <text:p>&lt;td valign=top&gt;&amp;nbsp;Mega Runner&lt;/td&gt;</text:p>
          </table:table-cell>
          <table:table-cell/>
        </table:table-row>
        <table:table-row table:style-name="ro1">
          <table:table-cell office:value-type="string">
            <text:p>&lt;a href="https://github.com/SteveProXNA/SGDKcode/tree/master/SGDKohsat_games/02-MegaRunner"&gt;Mega Runner&lt;/a&gt;</text:p>
          </table:table-cell>
          <table:table-cell table:formula="of:=&quot;&lt;td valign=top&gt;&amp;nbsp;&quot;&amp;[.A35]&amp;&quot;&lt;/td&gt;&quot;" office:value-type="string" office:string-value="&lt;td valign=top&gt;&amp;nbsp;&lt;a href=&quot;https://github.com/SteveProXNA/SGDKcode/tree/master/SGDKohsat_games/02-MegaRunner&quot;&gt;Mega Runner&lt;/a&gt;&lt;/td&gt;">
            <text:p>&lt;td valign=top&gt;&amp;nbsp;&lt;a href="https://github.com/SteveProXNA/SGDKcode/tree/master/SGDKohsat_games/02-MegaRunner"&gt;Mega Runner&lt;/a&gt;&lt;/td&gt;</text:p>
          </table:table-cell>
          <table:table-cell/>
        </table:table-row>
        <table:table-row table:style-name="ro1">
          <table:table-cell/>
          <table:table-cell office:value-type="string">
            <text:p>&lt;/tr&gt;</text:p>
          </table:table-cell>
          <table:table-cell/>
        </table:table-row>
        <table:table-row table:style-name="ro1">
          <table:table-cell/>
          <table:table-cell office:value-type="string">
            <text:p>&lt;tr&gt;</text:p>
          </table:table-cell>
          <table:table-cell/>
        </table:table-row>
        <table:table-row table:style-name="ro1">
          <table:table-cell office:value-type="string">
            <text:p>Mega Galaga</text:p>
          </table:table-cell>
          <table:table-cell table:formula="of:=&quot;&lt;td valign=top&gt;&amp;nbsp;&quot;&amp;[.A38]&amp;&quot;&lt;/td&gt;&quot;" office:value-type="string" office:string-value="&lt;td valign=top&gt;&amp;nbsp;Mega Galaga&lt;/td&gt;">
            <text:p>&lt;td valign=top&gt;&amp;nbsp;Mega Galaga&lt;/td&gt;</text:p>
          </table:table-cell>
          <table:table-cell/>
        </table:table-row>
        <table:table-row table:style-name="ro1">
          <table:table-cell office:value-type="string">
            <text:p>&lt;a href="https://github.com/SteveProXNA/SGDKcode/tree/master/SGDKohsat_games/03-MegaGalaga"&gt;Mega Galaga&lt;/a&gt;</text:p>
          </table:table-cell>
          <table:table-cell table:formula="of:=&quot;&lt;td valign=top&gt;&amp;nbsp;&quot;&amp;[.A39]&amp;&quot;&lt;/td&gt;&quot;" office:value-type="string" office:string-value="&lt;td valign=top&gt;&amp;nbsp;&lt;a href=&quot;https://github.com/SteveProXNA/SGDKcode/tree/master/SGDKohsat_games/03-MegaGalaga&quot;&gt;Mega Galaga&lt;/a&gt;&lt;/td&gt;">
            <text:p>&lt;td valign=top&gt;&amp;nbsp;&lt;a href="https://github.com/SteveProXNA/SGDKcode/tree/master/SGDKohsat_games/03-MegaGalaga"&gt;Mega Galaga&lt;/a&gt;&lt;/td&gt;</text:p>
          </table:table-cell>
          <table:table-cell/>
        </table:table-row>
        <table:table-row table:style-name="ro1">
          <table:table-cell/>
          <table:table-cell office:value-type="string">
            <text:p>&lt;/tr&gt;</text:p>
          </table:table-cell>
          <table:table-cell/>
        </table:table-row>
      </table:table>
      <table:table table:name="samples" table:style-name="ta1" table:print="false">
        <table:table-column table:style-name="co4" table:number-columns-repeated="2" table:default-cell-style-name="Default"/>
        <table:table-row table:style-name="ro1">
          <table:table-cell/>
          <table:table-cell office:value-type="string">
            <text:p>&lt;tr&gt;</text:p>
          </table:table-cell>
        </table:table-row>
        <table:table-row table:style-name="ro1">
          <table:table-cell/>
          <table:table-cell table:formula="of:=&quot;&lt;td valign=top&gt;&amp;nbsp;&quot;&amp;[.A2]&amp;&quot;&lt;/td&gt;&quot;" office:value-type="string" office:string-value="&lt;td valign=top&gt;&amp;nbsp;&lt;/td&gt;">
            <text:p>&lt;td valign=top&gt;&amp;nbsp;&lt;/td&gt;</text:p>
          </table:table-cell>
        </table:table-row>
        <table:table-row table:style-name="ro1">
          <table:table-cell/>
          <table:table-cell table:formula="of:=&quot;&lt;td valign=top&gt;&amp;nbsp;&quot;&amp;[.A3]&amp;&quot;&lt;/td&gt;&quot;" office:value-type="string" office:string-value="&lt;td valign=top&gt;&amp;nbsp;&lt;/td&gt;">
            <text:p>&lt;td valign=top&gt;&amp;nbsp;&lt;/td&gt;</text:p>
          </table:table-cell>
        </table:table-row>
        <table:table-row table:style-name="ro1">
          <table:table-cell/>
          <table:table-cell office:value-type="string">
            <text:p>&lt;/tr&gt;</text:p>
          </table:table-cell>
        </table:table-row>
        <table:table-row table:style-name="ro1">
          <table:table-cell/>
          <table:table-cell office:value-type="string">
            <text:p>&lt;tr&gt;</text:p>
          </table:table-cell>
        </table:table-row>
        <table:table-row table:style-name="ro1">
          <table:table-cell/>
          <table:table-cell table:formula="of:=&quot;&lt;td valign=top&gt;&amp;nbsp;&quot;&amp;[.A6]&amp;&quot;&lt;/td&gt;&quot;" office:value-type="string" office:string-value="&lt;td valign=top&gt;&amp;nbsp;&lt;/td&gt;">
            <text:p>&lt;td valign=top&gt;&amp;nbsp;&lt;/td&gt;</text:p>
          </table:table-cell>
        </table:table-row>
        <table:table-row table:style-name="ro1">
          <table:table-cell/>
          <table:table-cell table:formula="of:=&quot;&lt;td valign=top&gt;&amp;nbsp;&quot;&amp;[.A7]&amp;&quot;&lt;/td&gt;&quot;" office:value-type="string" office:string-value="&lt;td valign=top&gt;&amp;nbsp;&lt;/td&gt;">
            <text:p>&lt;td valign=top&gt;&amp;nbsp;&lt;/td&gt;</text:p>
          </table:table-cell>
        </table:table-row>
        <table:table-row table:style-name="ro1">
          <table:table-cell/>
          <table:table-cell office:value-type="string">
            <text:p>&lt;/tr&gt;</text:p>
          </table:table-cell>
        </table:table-row>
        <table:table-row table:style-name="ro1">
          <table:table-cell/>
          <table:table-cell office:value-type="string">
            <text:p>&lt;tr&gt;</text:p>
          </table:table-cell>
        </table:table-row>
        <table:table-row table:style-name="ro1">
          <table:table-cell/>
          <table:table-cell table:formula="of:=&quot;&lt;td valign=top&gt;&amp;nbsp;&quot;&amp;[.A10]&amp;&quot;&lt;/td&gt;&quot;" office:value-type="string" office:string-value="&lt;td valign=top&gt;&amp;nbsp;&lt;/td&gt;">
            <text:p>&lt;td valign=top&gt;&amp;nbsp;&lt;/td&gt;</text:p>
          </table:table-cell>
        </table:table-row>
        <table:table-row table:style-name="ro1">
          <table:table-cell/>
          <table:table-cell table:formula="of:=&quot;&lt;td valign=top&gt;&amp;nbsp;&quot;&amp;[.A11]&amp;&quot;&lt;/td&gt;&quot;" office:value-type="string" office:string-value="&lt;td valign=top&gt;&amp;nbsp;&lt;/td&gt;">
            <text:p>&lt;td valign=top&gt;&amp;nbsp;&lt;/td&gt;</text:p>
          </table:table-cell>
        </table:table-row>
        <table:table-row table:style-name="ro1">
          <table:table-cell/>
          <table:table-cell office:value-type="string">
            <text:p>&lt;/tr&gt;</text:p>
          </table:table-cell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6">26/06/2020</text:date>, <text:time>21:0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4T21:57:24.36</meta:creation-date>
    <dc:date>2020-06-26T21:02:56.83</dc:date>
    <meta:editing-duration>PT14M35S</meta:editing-duration>
    <meta:editing-cycles>9</meta:editing-cycles>
    <meta:generator>OpenOffice/4.1.5$Win32 OpenOffice.org_project/415m1$Build-9789</meta:generator>
    <meta:document-statistic meta:table-count="3" meta:cell-count="71" meta:object-count="0"/>
  </office:meta>
</office:document-meta>
</file>